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048a" officeooo:paragraph-rsid="001d048a"/>
    </style:style>
    <style:style style:name="P2" style:family="paragraph" style:parent-style-name="Standard">
      <style:paragraph-properties fo:text-align="justify" style:justify-single-word="false"/>
      <style:text-properties officeooo:rsid="001d048a" officeooo:paragraph-rsid="001d048a"/>
    </style:style>
    <style:style style:name="P3" style:family="paragraph" style:parent-style-name="Standard">
      <style:paragraph-properties fo:text-align="justify" style:justify-single-word="false"/>
      <style:text-properties officeooo:rsid="001d048a" officeooo:paragraph-rsid="001d97fc"/>
    </style:style>
    <style:style style:name="P4" style:family="paragraph" style:parent-style-name="Standard">
      <style:paragraph-properties fo:text-align="justify" style:justify-single-word="false"/>
      <style:text-properties officeooo:paragraph-rsid="001d048a"/>
    </style:style>
    <style:style style:name="T1" style:family="text">
      <style:text-properties officeooo:rsid="001d048a"/>
    </style:style>
    <style:style style:name="T2" style:family="text">
      <style:text-properties officeooo:rsid="001d97fc"/>
    </style:style>
    <style:style style:name="T3" style:family="text">
      <style:text-properties officeooo:rsid="001e98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is Review: Process isolation in PyWPS framework</text:p>
      <text:p text:style-name="P2">Thesis author: Adam Laza</text:p>
      <text:p text:style-name="P2"/>
      <text:p text:style-name="P2">The thesis “Process isolation in PYWPS framework” submitted by Adam Laza and supervised by Ing. Martin Landa is sound and scientifically sound. The work done by Mr Adam Laza has been of interested for the PyWPS community, and during this research work has contributed to other communities (OWSLib) . I haven’t any serious errors or scientifical/programming incorrect information. <text:s/>The thesis has some English grammatical problems but nevertheless it is clear <text:s/>and <text:span text:style-name="T3">understandably.</text:span></text:p>
      <text:p text:style-name="P2"/>
      <text:p text:style-name="P4"><text:span text:style-name="T1">Considering the work done I would like to give the grade: <text:s/></text:span>A (výborně) <text:span text:style-name="T1">to the thesis</text:span></text:p>
      <text:p text:style-name="P4"/>
      <text:p text:style-name="P2">Here bellow I include some comments </text:p>
      <text:p text:style-name="P2"/>
      <text:p text:style-name="P4"><text:span text:style-name="T1">Page 13 (introduction):</text:span></text:p>
      <text:p text:style-name="P2">Why was docker technologies chosen (not clear from text)</text:p>
      <text:p text:style-name="P2"/>
      <text:p text:style-name="P2"/>
      <text:p text:style-name="P3"><text:span text:style-name="T2">page 15:</text:span></text:p>
      <text:p text:style-name="P3"><text:span text:style-name="T2">Change: "WCS, WMS, WFS, WMTS or WPS" to <text:s/>"WMS, WFS, WCS, WMTS or WPS"</text:span></text:p>
      <text:p text:style-name="P3"/>
      <text:p text:style-name="P3"><text:span text:style-name="T2">page 16:</text:span></text:p>
      <text:p text:style-name="P3"><text:span text:style-name="T2">What is an interface ??? Explain of add node</text:span></text:p>
      <text:p text:style-name="P3"><text:span text:style-name="T2">Second line: It also provides</text:span></text:p>
      <text:p text:style-name="P3"/>
      <text:p text:style-name="P3"><text:span text:style-name="T2">Explain where Process is run</text:span></text:p>
      <text:p text:style-name="P3"/>
      <text:p text:style-name="P3"><text:span text:style-name="T2">"Data can be both vector or raster data" but also BBOX, nothing prevents for WPS to use any sort of data</text:span></text:p>
      <text:p text:style-name="P3"/>
      <text:p text:style-name="P3"><text:span text:style-name="T2">"returns to the client a Capabilities document" in what format is the document ??? JSON, XML ???</text:span></text:p>
      <text:p text:style-name="P3"/>
      <text:p text:style-name="P3"><text:span text:style-name="T2">"WPS instance" What is an instance maybe some explanation quote</text:span></text:p>
      <text:p text:style-name="P3"/>
      <text:p text:style-name="P3"><text:span text:style-name="T2">Page 17:</text:span></text:p>
      <text:p text:style-name="P3"/>
      <text:p text:style-name="P3"><text:span text:style-name="T2">What is KVP - definition is only shown in the following page</text:span></text:p>
      <text:p text:style-name="P3"/>
      <text:p text:style-name="P3"><text:span text:style-name="T2">"with XML"-- what is XML ???</text:span></text:p>
      <text:p text:style-name="P3"/>
      <text:p text:style-name="P3"><text:span text:style-name="T2">Page 18:</text:span></text:p>
      <text:p text:style-name="P3"><text:span text:style-name="T2">server.domain --&gt; maybe use different font or indication that this is a generic URL (the same for localhost:5000 - Page 21)</text:span></text:p>
      <text:p text:style-name="P3"/>
      <text:p text:style-name="P3"><text:span text:style-name="T2">"The Client"--&gt; the client</text:span></text:p>
      <text:p text:style-name="P3"/>
      <text:p text:style-name="P3"><text:span text:style-name="T2">Page 23:</text:span></text:p>
      <text:p text:style-name="P3"><text:span text:style-name="T2">What is EGS484 or EPSG</text:span></text:p>
      <text:p text:style-name="P3"/>
      <text:p text:style-name="P3"><text:span text:style-name="T2">Page 24:</text:span></text:p>
      <text:p text:style-name="P3"><text:span text:style-name="T2">I find the statement "usually sent via HTTP POST" to strong. I tend to use HTTP GET with URL references</text:span></text:p>
      <text:p text:style-name="P3"><text:soft-page-break/></text:p>
      <text:p text:style-name="P3"><text:span text:style-name="T2">RawDataOutput: The raw output can be in any data format or structure (as allowed by the wps process descruption) (maybe add this indication to the text)</text:span></text:p>
      <text:p text:style-name="P3"/>
      <text:p text:style-name="P3"><text:span text:style-name="T2">Figure 2 needs to be redone. There is no need to include the FTP section</text:span></text:p>
      <text:p text:style-name="P3"/>
      <text:p text:style-name="P3"><text:span text:style-name="T2">response document can be retrieved --&gt; Retrieved from where??? Server, some storage space?</text:span></text:p>
      <text:p text:style-name="P3"/>
      <text:p text:style-name="P3"><text:span text:style-name="T2">Page 26</text:span></text:p>
      <text:p text:style-name="P3"><text:span text:style-name="T2">"degree is an open-source community-driven...in JAVA programming language"</text:span></text:p>
      <text:p text:style-name="P3"/>
      <text:p text:style-name="P3"><text:span text:style-name="T2">What is SOAP ?? Add note describing or indicate URL where more info can be found about SOAP</text:span></text:p>
      <text:p text:style-name="P3"/>
      <text:p text:style-name="P3"><text:span text:style-name="T2">52 North is an open-source software initiative..mainly by members of Munster University (Germany)</text:span></text:p>
      <text:p text:style-name="P3"/>
      <text:p text:style-name="P3"><text:span text:style-name="T2">Page 27</text:span></text:p>
      <text:p text:style-name="P3"><text:span text:style-name="T2">"The WPS of 52North is JAVA based" - This sentence needs improvement - Also "it does not seem there is" maybe change this sentence </text:span></text:p>
      <text:p text:style-name="P3"/>
      <text:p text:style-name="P3"><text:span text:style-name="T2">Search for publication or website explaining WPS4R (add to bibliography)</text:span></text:p>
      <text:p text:style-name="P3"/>
      <text:p text:style-name="P3"><text:span text:style-name="T2">"Geoserver conforms with all OGC standards" this is incorrect think that every day OGC produce standards. Maybe: "Geoserver conforms with the most important OGC standards"</text:span></text:p>
      <text:p text:style-name="P3"/>
      <text:p text:style-name="P3"><text:span text:style-name="T2">Page 30</text:span></text:p>
      <text:p text:style-name="P3"><text:span text:style-name="T2">"less memory on your server"-&gt; "less memory on server"</text:span></text:p>
      <text:p text:style-name="P3"/>
      <text:p text:style-name="P3"><text:span text:style-name="T2">Page 33:</text:span></text:p>
      <text:p text:style-name="P3"><text:span text:style-name="T2">"Lxml" -&gt; lxml</text:span></text:p>
      <text:p text:style-name="P3"><text:span text:style-name="T2">"developement server and debugger and RESTful"--&gt; only 1 and in the sentence</text:span></text:p>
      <text:p text:style-name="P3"/>
      <text:p text:style-name="P3"><text:span text:style-name="T2">Page 38:</text:span></text:p>
      <text:p text:style-name="P3"><text:span text:style-name="T2">Process vs Thread should be extented, there is more diferences between Process/Threads than just memory, for example it is important to indicate Python's GIL (Global Interpreter Lock)</text:span></text:p>
      <text:p text:style-name="P3"/>
      <text:p text:style-name="P3"><text:span text:style-name="T2">Page 40:</text:span></text:p>
      <text:p text:style-name="P3"><text:span text:style-name="T2">feasible study -&gt; "to make a fesability study"</text:span></text:p>
      <text:p text:style-name="P3"/>
      <text:p text:style-name="P3"><text:span text:style-name="T2">Page 44:</text:span></text:p>
      <text:p text:style-name="P3"><text:span text:style-name="T2">"way how to" --&gt; way to manage</text:span></text:p>
      <text:p text:style-name="P3"/>
      <text:p text:style-name="P3"><text:span text:style-name="T2">When describing with VM is a bad choice maybe change text into bullets</text:span></text:p>
      <text:p text:style-name="P3"/>
      <text:p text:style-name="P3"><text:span text:style-name="T2">Page 45:</text:span></text:p>
      <text:p text:style-name="P3"><text:span text:style-name="T2">First sentence start with a latex problems</text:span></text:p>
      <text:p text:style-name="P3"/>
      <text:p text:style-name="P3"><text:span text:style-name="T2">"Other alternatives exist" add "like Kubernets, OpenVirtuozzo etc</text:span></text:p>
      <text:p text:style-name="P3"/>
      <text:p text:style-name="P3"><text:span text:style-name="T2">Page 48</text:span></text:p>
      <text:p text:style-name="P3"><text:span text:style-name="T2">IMPORTANT:</text:span></text:p>
      <text:p text:style-name="P3"><text:soft-page-break/><text:span text:style-name="T2">There is no explanation of what is an image and how they relate to containers then on the dockerfile description there is reference to images </text:span></text:p>
      <text:p text:style-name="P3"><text:span text:style-name="T2"><text:s text:c="2"/></text:span></text:p>
      <text:p text:style-name="P3"><text:span text:style-name="T2">Page 48/49</text:span></text:p>
      <text:p text:style-name="P3"><text:span text:style-name="T2">Find a bit to much the description of commands in adockerfile this is a bit unnecessary</text:span></text:p>
      <text:p text:style-name="P3"><text:span text:style-name="T2">It would be better to explain the docker workflow of making a dockerfile, create an image and then run the container</text:span></text:p>
      <text:p text:style-name="P3"/>
      <text:p text:style-name="P3"><text:span text:style-name="T2">Page 54:</text:span></text:p>
      <text:p text:style-name="P3"><text:span text:style-name="T2">Loved the figures with code description it will help on the development of pyWPS, well done :)</text:span></text:p>
      <text:p text:style-name="P3"/>
      <text:p text:style-name="P3"><text:span text:style-name="T2">Page 55:</text:span></text:p>
      <text:p text:style-name="P3"><text:span text:style-name="T2">"All temporary file and output" --&gt; All input files are copied to the workfir as well all temporary files and outputs </text:span></text:p>
      <text:p text:style-name="P3"/>
      <text:p text:style-name="P3"><text:span text:style-name="T2">Page 56</text:span></text:p>
      <text:p text:style-name="P3"><text:span text:style-name="T2">Typo in figure 25 -&gt; identifier not identifier</text:span></text:p>
      <text:p text:style-name="P3"/>
      <text:p text:style-name="P3"><text:span text:style-name="T2">Page 61:</text:span></text:p>
      <text:p text:style-name="P3"><text:span text:style-name="T2">remove: "It is a directory" --&gt; Better "Where the inputs for the process are stored"</text:span></text:p>
      <text:p text:style-name="P3"><text:span text:style-name="T2">"It is a dictionary" --&gt; This dictionart is used to configure the volumes mounted inside the container</text:span></text:p>
      <text:p text:style-name="P3"><text:span text:style-name="T2">"a dictionary" -&gt; a nested dictionary with keys?</text:span></text:p>
      <text:p text:style-name="P3"/>
      <text:p text:style-name="P3"><text:span text:style-name="T2">Page 62:</text:span></text:p>
      <text:p text:style-name="P3"><text:span text:style-name="T2">"it causes the" -&gt; it causes for the process to run synchronously </text:span></text:p>
      <text:p text:style-name="P3"/>
      <text:p text:style-name="P3"><text:span text:style-name="T2">Page 65: </text:span></text:p>
      <text:p text:style-name="P3"><text:span text:style-name="T2">The accumulation</text:span></text:p>
      <text:p text:style-name="P3"/>
      <text:p text:style-name="P3"><text:span text:style-name="T2">Page 68:</text:span></text:p>
      <text:p text:style-name="P3"><text:span text:style-name="T2">Indicate that code in in the branch: docker_extension</text:span>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6:34:11.377000691</meta:creation-date>
    <dc:date>2018-01-20T17:29:30.786428434</dc:date>
    <meta:editing-duration>PT45M8S</meta:editing-duration>
    <meta:editing-cycles>3</meta:editing-cycles>
    <meta:generator>LibreOffice/5.1.6.2$Linux_X86_64 LibreOffice_project/10m0$Build-2</meta:generator>
    <meta:document-statistic meta:table-count="0" meta:image-count="0" meta:object-count="0" meta:page-count="3" meta:paragraph-count="75" meta:word-count="737" meta:character-count="4246" meta:non-whitespace-character-count="3577"/>
  </office:meta>
</office:document-meta>
</file>